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6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</text:p>
      <text:p text:style-name="Subtitle">the subtitle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Heading 1_1<text:tab/>1</text:p>
          <text:p text:style-name="P5">Heading 2_1<text:tab/>1</text:p>
          <text:p text:style-name="P5">Heading 2_2<text:tab/>1</text:p>
          <text:p text:style-name="P2">Heading 1_2<text:tab/>1</text:p>
          <text:p text:style-name="P5">Heading 2_3<text:tab/>1</text:p>
          <text:p text:style-name="P3">Heading 3_1<text:tab/>1</text:p>
          <text:p text:style-name="P1">Heading 4_1<text:tab/>1</text:p>
          <text:p text:style-name="P4">Heading 5_1<text:tab/>1</text:p>
          <text:p text:style-name="P6">Heading 6_1<text:tab/>1</text:p>
        </text:index-body>
      </text:table-of-content>
      <text:p text:style-name="Text_20_body"/>
      <text:h text:style-name="Heading_20_1" text:outline-level="1">Heading 1_1</text:h>
      <text:p text:style-name="Text_20_body">A line (1)</text:p>
      <text:h text:style-name="Heading_20_2" text:outline-level="2">Heading 2_1</text:h>
      <text:p text:style-name="Text_20_body">A line (2)</text:p>
      <text:h text:style-name="Heading_20_2" text:outline-level="2">Heading 2_2</text:h>
      <text:p text:style-name="Standard">A line (3)</text:p>
      <text:h text:style-name="Heading_20_1" text:outline-level="1">Heading 1_2</text:h>
      <text:p text:style-name="Standard">A line (4)</text:p>
      <text:h text:style-name="Heading_20_2" text:outline-level="2">Heading 2_3</text:h>
      <text:p text:style-name="Standard">A line (5)</text:p>
      <text:h text:style-name="Heading_20_3" text:outline-level="3">Heading 3_1</text:h>
      <text:p text:style-name="Standard">A line (6)</text:p>
      <text:h text:style-name="Heading_20_4" text:outline-level="4">Heading 4_1</text:h>
      <text:p text:style-name="Standard">A line (7)</text:p>
      <text:h text:style-name="Heading_20_5" text:outline-level="5">Heading 5_1</text:h>
      <text:p text:style-name="Standard">A line (8)</text:p>
      <text:h text:style-name="Heading_20_6" text:outline-level="6">Heading 6_1</text:h>
      <text:p text:style-name="Standard">A line (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37:29</meta:creation-date>
    <dc:date>2009-06-24T12:06:15</dc:date>
    <meta:editing-duration>PT00H14M07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30" meta:word-count="78" meta:character-count="340"/>
    <dc:creator>Vincent Spiewak</dc:creator>
    <meta:user-defined meta:name="Info 1"/>
    <meta:user-defined meta:name="Info 2"/>
    <meta:user-defined meta:name="Info 3"/>
    <meta:user-defined meta:name="Info 4"/>
  </office:meta>
</office:document-meta>
</file>